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justify" style:justify-single-word="false"/>
      <style:text-properties officeooo:rsid="00052fcc" officeooo:paragraph-rsid="00052fcc"/>
    </style:style>
    <style:style style:name="P2" style:family="paragraph" style:parent-style-name="Standard">
      <style:paragraph-properties fo:text-align="center" style:justify-single-word="false"/>
      <style:text-properties fo:font-weight="bold" officeooo:rsid="00052fcc" officeooo:paragraph-rsid="00052fcc" style:font-weight-asian="bold" style:font-weight-complex="bold"/>
    </style:style>
    <style:style style:name="P3" style:family="paragraph" style:parent-style-name="Standard">
      <style:paragraph-properties fo:text-align="justify" style:justify-single-word="false"/>
      <style:text-properties officeooo:rsid="0006d9ae" officeooo:paragraph-rsid="0006d9ae"/>
    </style:style>
    <style:style style:name="P4" style:family="paragraph" style:parent-style-name="Standard">
      <style:paragraph-properties fo:text-align="justify" style:justify-single-word="false"/>
      <style:text-properties officeooo:rsid="00052fcc" officeooo:paragraph-rsid="00090cfb"/>
    </style:style>
    <style:style style:name="P5" style:family="paragraph" style:parent-style-name="Standard">
      <style:paragraph-properties fo:text-align="center" style:justify-single-word="false"/>
      <style:text-properties officeooo:rsid="00052fcc" officeooo:paragraph-rsid="00052fcc"/>
    </style:style>
    <style:style style:name="P6" style:family="paragraph" style:parent-style-name="Standard">
      <style:paragraph-properties fo:text-align="center" style:justify-single-word="false"/>
      <style:text-properties officeooo:rsid="00090cfb" officeooo:paragraph-rsid="00090cfb"/>
    </style:style>
    <style:style style:name="T1" style:family="text">
      <style:text-properties officeooo:rsid="0006d9ae"/>
    </style:style>
    <style:style style:name="T2" style:family="text">
      <style:text-properties officeooo:rsid="00090cf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t Technologique</text:p>
      <text:p text:style-name="P5">Rapport pour le rendu du mercredi 3 octobre</text:p>
      <text:p text:style-name="P6">Masson Jordane</text:p>
      <text:p text:style-name="P1"/>
      <text:p text:style-name="P1"><text:tab/>Nous avons travaillé de manière séparé pour que tout le monde ai des bases en c++ et avec les librairies de Qt et OpenCV.</text:p>
      <text:p text:style-name="P1"/>
      <text:p text:style-name="P1"><text:tab/>Au cours du premier TD, <text:span text:style-name="T2">j’ai</text:span> appris à manipuler QtCreator et sa librairy. <text:span text:style-name="T2">J’ai décidé d’utiliser l’éditeur graphique d’UI de Qt et son éditeur d’actions pour chaques boutons par simplicité.</text:span></text:p>
      <text:p text:style-name="P1"/>
      <text:p text:style-name="P1"><text:tab/>Depuis la dernière séance, <text:span text:style-name="T2">nous</text:span> avons dû implémenter deux fonctions permettant de convertir une image stocké dans une variable de type Qimage (resp. cv::Mat) vers une variable de type cv::Mat (resp. Qimage).</text:p>
      <text:p text:style-name="P3">Pour cela, <text:span text:style-name="T2">nous</text:span> utilis<text:span text:style-name="T2">ons</text:span> la bibliothèque opencv. Il <text:span text:style-name="T2">m’</text:span>a donc d’abord fallu rechercher comment importer les libs nécessaires au projet dans le qMakeFile.</text:p>
      <text:p text:style-name="P1"/>
      <text:p text:style-name="P1"/>
      <text:p text:style-name="P1"><text:tab/><text:span text:style-name="T2">J’ai ensuite</text:span> amélioré <text:span text:style-name="T2">mon</text:span> code pour afficher chaque nouvelles versions de l’image dans une fenêtre distincte, en utilisant un Qlabel et QpixMap pour la variable de type Qimage (resp. imshow et namedWindow pour le cas des cv::Mat)</text:p>
      <text:p text:style-name="P1"/>
      <text:p text:style-name="P1"/>
      <text:p text:style-name="P4"><text:tab/>Afin de correctement implémenter ces deux fonctions, <text:span text:style-name="T2">j’ai</text:span> dû regarder le principe de ces deux types (Qimage et cv::mat) et chercher un moyen de conversion entre les formats de ces deux types. </text:p>
      <text:p text:style-name="P4"><text:span text:style-name="T1"><text:tab/>En effet, j’ai longtemps dû chercher pourquoi les images étaient mal converties (elles devenaient « brouillées » dès la première conversion d’une Qimage vers cv::Mat mais ne retournait pas d’erreur) <text:s/>avant de trouver qu’il fallait vérifier son format (RGB888, qui est l’équivalent de CV_8UC3 sous opencv)</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2T16:10:36.595603020</meta:creation-date>
    <dc:date>2018-10-02T16:39:15.006767799</dc:date>
    <meta:editing-duration>PT2M55S</meta:editing-duration>
    <meta:editing-cycles>2</meta:editing-cycles>
    <meta:generator>LibreOffice/5.2.7.2$Linux_X86_64 LibreOffice_project/20m0$Build-2</meta:generator>
    <meta:document-statistic meta:table-count="0" meta:image-count="0" meta:object-count="0" meta:page-count="1" meta:paragraph-count="10" meta:word-count="236" meta:character-count="1478" meta:non-whitespace-character-count="1244"/>
  </office:meta>
</office:document-meta>
</file>